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ngeCopletsJXPathEvent.ChangeCopletsJXPathEvent( CopletData target , String path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ngeCopletsJXPathEvent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CopletsJXPathEven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